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66ccff"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gr4" style:family="graphic" style:parent-style-name="standard">
      <style:graphic-properties draw:fill-color="#99ffff" draw:textarea-vertical-align="middle"/>
    </style:style>
    <style:style style:name="gr5" style:family="graphic" style:parent-style-name="standard">
      <style:graphic-properties draw:fill-color="#33ff99" draw:textarea-vertical-align="middle"/>
    </style:style>
    <style:style style:name="gr6" style:family="graphic" style:parent-style-name="standard">
      <style:graphic-properties draw:stroke="solid" draw:marker-start="Arrow" draw:marker-end="Arrow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cc" draw:marker-start="Arrow" draw:marker-end="Arrow" draw:textarea-vertical-align="middle"/>
    </style:style>
    <style:style style:name="gr9" style:family="graphic" style:parent-style-name="standard">
      <style:graphic-properties svg:stroke-color="#ff3333" draw:marker-start="Arrow" draw:textarea-vertical-align="middle"/>
    </style:style>
    <style:style style:name="gr10" style:family="graphic" style:parent-style-name="standard">
      <style:graphic-properties svg:stroke-color="#9900ff" draw:marker-start="Arrow" draw:marker-end="" draw:textarea-vertical-align="middle"/>
    </style:style>
    <style:style style:name="gr11" style:family="graphic" style:parent-style-name="standard">
      <style:graphic-properties svg:stroke-color="#801900" draw:marker-start="Arrow" draw:textarea-vertical-align="middle"/>
    </style:style>
    <style:style style:name="gr12" style:family="graphic" style:parent-style-name="standard">
      <style:graphic-properties svg:stroke-color="#000000" draw:marker-end="Arrow" draw:textarea-vertical-align="middle"/>
    </style:style>
    <style:style style:name="gr13" style:family="graphic" style:parent-style-name="standard">
      <style:graphic-properties svg:stroke-color="#801900" draw:marker-end="Arrow" draw:textarea-vertical-align="middle"/>
    </style:style>
    <style:style style:name="gr14" style:family="graphic" style:parent-style-name="standard">
      <style:graphic-properties svg:stroke-color="#9900ff" draw:marker-start="" draw:marker-end="Arrow" draw:textarea-vertical-align="middle"/>
    </style:style>
    <style:style style:name="gr15" style:family="graphic" style:parent-style-name="standard">
      <style:graphic-properties svg:stroke-color="#ff3333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ff66" draw:fill-color="#66ff99" draw:textarea-vertical-align="middle"/>
    </style:style>
    <style:style style:name="gr18" style:family="graphic" style:parent-style-name="standard">
      <style:graphic-properties svg:stroke-color="#0000cc" draw:marker-end="Arrow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18.2cm" svg:height="9.8cm" draw:transform="skewX (-0.0071558499331754) translate (8.2cm 8.2cm)">
          <text:p text:style-name="P1">KAFKA clus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xml:id="id1" draw:id="id1" draw:layer="layout" svg:width="5.6cm" svg:height="2.8cm" svg:x="9.2cm" svg:y="14.4cm">
          <text:p text:style-name="P1">Zookeeper</text:p>
        </draw:rect>
        <draw:rect draw:style-name="gr2" draw:text-style-name="P1" draw:layer="layout" svg:width="6.2cm" svg:height="2.8cm" svg:x="19cm" svg:y="14.2cm">
          <text:p text:style-name="P1">Broker</text:p>
        </draw:rect>
        <draw:rect draw:style-name="gr2" draw:text-style-name="P1" draw:layer="layout" svg:width="6.2cm" svg:height="2.8cm" svg:x="19.4cm" svg:y="14.4cm">
          <text:p text:style-name="P1">Broker</text:p>
        </draw:rect>
        <draw:rect draw:style-name="gr2" draw:text-style-name="P1" xml:id="id2" draw:id="id2" draw:layer="layout" svg:width="6.2cm" svg:height="2.8cm" svg:x="19.8cm" svg:y="14.7cm">
          <text:p text:style-name="P1">Broker</text:p>
        </draw:rect>
        <draw:connector draw:style-name="gr3" draw:text-style-name="P1" draw:layer="layout" svg:x1="14.8cm" svg:y1="15.8cm" svg:x2="19.8cm" svg:y2="16.1cm" draw:start-shape="id1" draw:start-glue-point="1" draw:end-shape="id2" draw:end-glue-point="3" svg:d="M14800 15800h2500v300h2500">
          <text:p/>
        </draw:connector>
        <draw:rect draw:style-name="gr4" draw:text-style-name="P1" xml:id="id7" draw:id="id7" draw:layer="layout" svg:width="5.6cm" svg:height="2.8cm" svg:x="1cm" svg:y="7.4cm">
          <text:p text:style-name="P1">medical_staff</text:p>
        </draw:rect>
        <draw:rect draw:style-name="gr5" draw:text-style-name="P1" xml:id="id12" draw:id="id12" draw:layer="layout" svg:width="17.8cm" svg:height="0.8cm" svg:x="8.4cm" svg:y="10cm">
          <text:p text:style-name="P1">topic: porters</text:p>
        </draw:rect>
        <draw:rect draw:style-name="gr5" draw:text-style-name="P1" xml:id="id10" draw:id="id10" draw:layer="layout" svg:width="17.8cm" svg:height="0.8cm" svg:x="8.4cm" svg:y="10.8cm">
          <text:p text:style-name="P1">topic: cleaners</text:p>
        </draw:rect>
        <draw:rect draw:style-name="gr5" draw:text-style-name="P1" xml:id="id8" draw:id="id8" draw:layer="layout" svg:width="17.8cm" svg:height="0.8cm" svg:x="8.4cm" svg:y="11.6cm">
          <text:p text:style-name="P1">topic: medical</text:p>
        </draw:rect>
        <draw:rect draw:style-name="gr5" draw:text-style-name="P1" xml:id="id3" draw:id="id3" draw:layer="layout" svg:width="17.8cm" svg:height="0.8cm" svg:x="8.4cm" svg:y="12.4cm">
          <text:p text:style-name="P1">topic: patients</text:p>
        </draw:rect>
        <draw:connector draw:style-name="gr6" draw:text-style-name="P1" draw:layer="layout" svg:x1="22.9cm" svg:y1="14.7cm" svg:x2="17.3cm" svg:y2="13.2cm" draw:start-shape="id2" draw:start-glue-point="0" draw:end-shape="id3" draw:end-glue-point="2" svg:d="M22900 14700v-750h-5600v-750">
          <text:p/>
        </draw:connector>
        <draw:rect draw:style-name="gr4" draw:text-style-name="P1" xml:id="id9" draw:id="id9" draw:layer="layout" svg:width="5.6cm" svg:height="2.8cm" svg:x="8cm" svg:y="3.8cm">
          <text:p text:style-name="P1">cleaner_pool</text:p>
        </draw:rect>
        <draw:rect draw:style-name="gr4" draw:text-style-name="P1" xml:id="id11" draw:id="id11" draw:layer="layout" svg:width="5.6cm" svg:height="2.8cm" svg:x="14.6cm" svg:y="3.8cm">
          <text:p text:style-name="P1">porter_pool</text:p>
        </draw:rect>
        <draw:rect draw:style-name="gr4" draw:text-style-name="P1" xml:id="id13" draw:id="id13" draw:layer="layout" svg:width="5.6cm" svg:height="2.8cm" svg:x="21.3cm" svg:y="3.8cm">
          <text:p text:style-name="P1">patients</text:p>
        </draw:rect>
        <draw:rect draw:style-name="gr4" draw:text-style-name="P1" xml:id="id4" draw:id="id4" draw:layer="layout" svg:width="5.6cm" svg:height="2.8cm" svg:x="1cm" svg:y="13cm">
          <text:p text:style-name="P1">hospital_admin</text:p>
        </draw:rect>
        <draw:custom-shape draw:style-name="gr7" draw:text-style-name="P1" xml:id="id5" draw:id="id5" draw:layer="layout" svg:width="2.8cm" svg:height="3.4cm" svg:x="1.4cm" svg:y="17.2cm">
          <text:p text:style-name="P1">pgsql</text:p>
          <text:p text:style-name="P1">(state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3.8cm" svg:y1="15.8cm" svg:x2="2.8cm" svg:y2="17.2cm" draw:start-shape="id4" draw:start-glue-point="2" draw:end-shape="id5" draw:end-glue-point="5" svg:d="M3800 15800v700h-1000v700">
          <text:p/>
        </draw:connector>
        <draw:connector draw:style-name="gr8" draw:text-style-name="P1" draw:layer="layout" svg:x1="6.6cm" svg:y1="14.4cm" svg:x2="8.6cm" svg:y2="12.9cm" draw:start-shape="id4" draw:start-glue-point="1" draw:end-shape="id6" draw:end-glue-point="3" svg:d="M6600 14400h1000v-1500h1000">
          <text:p/>
        </draw:connector>
        <draw:connector draw:style-name="gr9" draw:text-style-name="P1" draw:layer="layout" svg:x1="6.6cm" svg:y1="8.8cm" svg:x2="8.4cm" svg:y2="12cm" draw:start-shape="id7" draw:start-glue-point="1" draw:end-shape="id8" draw:end-glue-point="3" svg:d="M6600 8800h900v3200h900">
          <text:p/>
        </draw:connector>
        <draw:connector draw:style-name="gr10" draw:text-style-name="P1" draw:layer="layout" draw:line-skew="-1.1cm" svg:x1="10.8cm" svg:y1="6.6cm" svg:x2="8.4cm" svg:y2="11.2cm" draw:start-shape="id9" draw:start-glue-point="2" draw:end-shape="id10" draw:end-glue-point="3" svg:d="M10800 6600v1000h-2901v3600h501">
          <text:p/>
        </draw:connector>
        <draw:connector draw:style-name="gr11" draw:text-style-name="P1" draw:layer="layout" draw:line-skew="-0.7cm" svg:x1="17.4cm" svg:y1="6.6cm" svg:x2="26.2cm" svg:y2="10.4cm" draw:start-shape="id11" draw:start-glue-point="2" draw:end-shape="id12" draw:end-glue-point="1" svg:d="M17400 6600v1000h9301v2800h-501">
          <text:p/>
        </draw:connector>
        <draw:connector draw:style-name="gr12" draw:text-style-name="P1" draw:layer="layout" draw:line-skew="-0.201cm" svg:x1="26.9cm" svg:y1="5.2cm" svg:x2="26.2cm" svg:y2="12.8cm" draw:start-shape="id13" draw:start-glue-point="1" draw:end-shape="id3" draw:end-glue-point="1" svg:d="M26900 5200h300v7600h-1000">
          <text:p/>
        </draw:connector>
        <draw:connector draw:style-name="gr13" draw:text-style-name="P1" draw:layer="layout" draw:line-skew="0cm 0.7cm" svg:x1="17.4cm" svg:y1="3.8cm" svg:x2="26.2cm" svg:y2="12.8cm" draw:start-shape="id11" draw:start-glue-point="0" draw:end-shape="id3" draw:end-glue-point="1" svg:d="M17400 3800v-501h10001v9501h-1201">
          <text:p/>
        </draw:connector>
        <draw:connector draw:style-name="gr14" draw:text-style-name="P1" draw:layer="layout" draw:line-skew="-0.299cm 0.899cm" svg:x1="10.8cm" svg:y1="3.8cm" svg:x2="26.2cm" svg:y2="12.8cm" draw:start-shape="id9" draw:start-glue-point="0" draw:end-shape="id3" draw:end-glue-point="1" svg:d="M10800 3800v-800h16800v9800h-1400">
          <text:p/>
        </draw:connector>
        <draw:connector draw:style-name="gr15" draw:text-style-name="P1" draw:layer="layout" draw:line-skew="-4.299cm 1.099cm" svg:x1="3.8cm" svg:y1="7.4cm" svg:x2="26.2cm" svg:y2="12.8cm" draw:start-shape="id7" draw:start-glue-point="0" draw:end-shape="id3" draw:end-glue-point="1" svg:d="M3800 7400v-4800h24000v10200h-1600">
          <text:p/>
        </draw:connector>
        <draw:frame draw:style-name="gr16" draw:layer="layout" svg:width="0.6cm" svg:height="0.962cm" svg:x="2cm" svg:y="0.8cm">
          <draw:text-box>
            <text:p/>
          </draw:text-box>
        </draw:frame>
        <draw:rect draw:style-name="gr17" draw:text-style-name="P1" xml:id="id16" draw:id="id16" draw:layer="layout" svg:width="0.4cm" svg:height="0.4cm" svg:x="8.6cm" svg:y="10.3cm">
          <text:p/>
        </draw:rect>
        <draw:rect draw:style-name="gr17" draw:text-style-name="P1" xml:id="id15" draw:id="id15" draw:layer="layout" svg:width="0.4cm" svg:height="0.4cm" svg:x="8.6cm" svg:y="11.1cm">
          <text:p/>
        </draw:rect>
        <draw:rect draw:style-name="gr17" draw:text-style-name="P1" xml:id="id6" draw:id="id6" draw:layer="layout" svg:width="0.4cm" svg:height="0.4cm" svg:x="8.6cm" svg:y="12.7cm">
          <text:p/>
        </draw:rect>
        <draw:rect draw:style-name="gr17" draw:text-style-name="P1" xml:id="id14" draw:id="id14" draw:layer="layout" svg:width="0.4cm" svg:height="0.4cm" svg:x="8.6cm" svg:y="11.9cm">
          <text:p/>
        </draw:rect>
        <draw:connector draw:style-name="gr18" draw:text-style-name="P1" draw:layer="layout" svg:x1="3.8cm" svg:y1="13cm" svg:x2="8.6cm" svg:y2="12.1cm" draw:start-shape="id4" draw:start-glue-point="0" draw:end-shape="id14" draw:end-glue-point="3" svg:d="M3800 13000v-900h4800">
          <text:p/>
        </draw:connector>
        <draw:connector draw:style-name="gr18" draw:text-style-name="P1" draw:layer="layout" svg:x1="3.8cm" svg:y1="13cm" svg:x2="8.6cm" svg:y2="11.3cm" draw:start-shape="id4" draw:start-glue-point="0" draw:end-shape="id15" draw:end-glue-point="3" svg:d="M3800 13000v-1700h4800">
          <text:p/>
        </draw:connector>
        <draw:connector draw:style-name="gr18" draw:text-style-name="P1" draw:layer="layout" svg:x1="3.8cm" svg:y1="13cm" svg:x2="8.6cm" svg:y2="10.5cm" draw:start-shape="id4" draw:start-glue-point="0" draw:end-shape="id16" draw:end-glue-point="3" svg:d="M3800 13000v-2500h4800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st Van Graan</meta:initial-creator>
    <meta:creation-date>2020-07-02T00:14:41</meta:creation-date>
    <dc:date>2020-07-02T00:30:42</dc:date>
    <dc:creator>Ernst Van Graan</dc:creator>
    <meta:editing-duration>PT20S</meta:editing-duration>
    <meta:editing-cycles>1</meta:editing-cycles>
    <meta:document-statistic meta:object-count="57"/>
    <meta:generator>OpenOffice/4.1.7$Unix OpenOffice.org_project/417m1$Build-9800</meta:generator>
  </office:meta>
</office:document-meta>
</file>